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15.62pt">
            <draw:object draw:notify-on-update-of-ranges="Sheet1.A2:Sheet1.A2 Sheet1.A3:Sheet1.A8 Sheet1.B2:Sheet1.B2 Sheet1.B3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335.62pt">
            <draw:object draw:notify-on-update-of-ranges="Sheet1.A27:Sheet1.A27 Sheet1.A28:Sheet1.A33 Sheet1.B27:Sheet1.B27 Sheet1.B28:Sheet1.B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98.84pt" svg:y="28.43pt">
            <draw:object draw:notify-on-update-of-ranges="Sheet1.L3:Sheet1.L3 Sheet1.L4:Sheet1.L9 Sheet1.M3:Sheet1.M3 Sheet1.M4:Sheet1.M9 Sheet1.L3:Sheet1.L3 Sheet1.L4:Sheet1.L9 Sheet1.N3:Sheet1.N3 Sheet1.N4:Sheet1.N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OMDV</text:p>
          </table:table-cell>
          <table:table-cell table:number-columns-repeated="9"/>
          <table:table-cell office:value-type="string" calcext:value-type="string">
            <text:p>perbandingan AOMDV g711 dan AOMDV g72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2671280130823" calcext:value-type="float">
            <text:p>3.92671280130823</text:p>
          </table:table-cell>
          <table:table-cell table:number-columns-repeated="9"/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09405818896571" calcext:value-type="float">
            <text:p>4.09405818896571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3.92671280130823" calcext:value-type="float">
            <text:p>3.92671280130823</text:p>
          </table:table-cell>
          <table:table-cell office:value-type="float" office:value="3.82000108388894" calcext:value-type="float">
            <text:p>3.820001083888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05358214659755" calcext:value-type="float">
            <text:p>4.05358214659755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4.09405818896571" calcext:value-type="float">
            <text:p>4.09405818896571</text:p>
          </table:table-cell>
          <table:table-cell office:value-type="float" office:value="3.79124110058517" calcext:value-type="float">
            <text:p>3.791241100585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0935294586921" calcext:value-type="float">
            <text:p>4.0935294586921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4.05358214659755" calcext:value-type="float">
            <text:p>4.05358214659755</text:p>
          </table:table-cell>
          <table:table-cell office:value-type="float" office:value="3.99375800868737" calcext:value-type="float">
            <text:p>3.993758008687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30119492387053" calcext:value-type="float">
            <text:p>4.30119492387053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4.0935294586921" calcext:value-type="float">
            <text:p>4.0935294586921</text:p>
          </table:table-cell>
          <table:table-cell office:value-type="float" office:value="4.09973743992744" calcext:value-type="float">
            <text:p>4.099737439927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42779434517617" calcext:value-type="float">
            <text:p>4.42779434517617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4.30119492387053" calcext:value-type="float">
            <text:p>4.30119492387053</text:p>
          </table:table-cell>
          <table:table-cell office:value-type="float" office:value="4.25739628078289" calcext:value-type="float">
            <text:p>4.25739628078289</text:p>
          </table:table-cell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4.42779434517617" calcext:value-type="float">
            <text:p>4.42779434517617</text:p>
          </table:table-cell>
          <table:table-cell office:value-type="float" office:value="4.42779519294094" calcext:value-type="float">
            <text:p>4.42779519294094</text:p>
          </table:table-cell>
        </table:table-row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 office:value-type="string" calcext:value-type="string">
            <text:p>AOMD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de </text:p>
          </table:table-cell>
          <table:table-cell office:value-type="string" calcext:value-type="string">
            <text:p>G723.1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2000108388894" calcext:value-type="float">
            <text:p>3.82000108388894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79124110058517" calcext:value-type="float">
            <text:p>3.79124110058517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99375800868737" calcext:value-type="float">
            <text:p>3.99375800868737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09973743992744" calcext:value-type="float">
            <text:p>4.0997374399274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25739628078289" calcext:value-type="float">
            <text:p>4.25739628078289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42779519294094" calcext:value-type="float">
            <text:p>4.4277951929409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9:09:26.098914613</meta:creation-date>
    <dc:date>2020-04-17T09:16:31.760554611</dc:date>
    <meta:editing-duration>PT7M6S</meta:editing-duration>
    <meta:editing-cycles>1</meta:editing-cycles>
    <meta:document-statistic meta:table-count="1" meta:cell-count="52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Sheet1.A2:Sheet1.B8" chart:data-source-has-labels="row" svg:x="0.32cm" svg:y="0.18cm" svg:width="13.275cm" svg:height="8.64cm">
          <chartooo:coordinate-region svg:x="1.047cm" svg:y="0.379cm" svg:width="12.3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2:Sheet1.B2" chart:class="chart:scatter">
            <chart:domain table:cell-range-address="Sheet1.A3:Sheet1.A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11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3:Sheet1.A8</svg:desc>
                </draw:g>
              </table:table-cell>
              <table:table-cell office:value-type="float" office:value="3.92671280130823">
                <text:p>3.92671280130823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4.09405818896571">
                <text:p>4.09405818896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.05358214659755">
                <text:p>4.05358214659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0935294586921">
                <text:p>4.0935294586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30119492387053">
                <text:p>4.30119492387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42779434517617">
                <text:p>4.42779434517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4.201cm" style:legend-expansion="high" chart:style-name="ch2"/>
        <chart:plot-area chart:style-name="ch3" table:cell-range-address="Sheet1.A27:Sheet1.B33" chart:data-source-has-labels="row" svg:x="0.32cm" svg:y="0.18cm" svg:width="12.905cm" svg:height="8.64cm">
          <chartooo:coordinate-region svg:x="1.047cm" svg:y="0.379cm" svg:width="11.9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8:Sheet1.B33" chart:label-cell-address="Sheet1.B27:Sheet1.B27" chart:class="chart:scatter">
            <chart:domain table:cell-range-address="Sheet1.A28:Sheet1.A3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23.1</text:p>
                <draw:g>
                  <svg:desc>Sheet1.B27:Sheet1.B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8:Sheet1.A33</svg:desc>
                </draw:g>
              </table:table-cell>
              <table:table-cell office:value-type="float" office:value="3.82000108388894">
                <text:p>3.82000108388894</text:p>
                <draw:g>
                  <svg:desc>Sheet1.B28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3.79124110058517">
                <text:p>3.79124110058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.99375800868737">
                <text:p>3.99375800868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09973743992744">
                <text:p>4.09973743992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25739628078289">
                <text:p>4.25739628078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42779519294094">
                <text:p>4.427795192940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952cm" style:legend-expansion="high" chart:style-name="ch2"/>
        <chart:plot-area chart:style-name="ch3" table:cell-range-address="Sheet1.L3:Sheet1.N9" chart:data-source-has-labels="row" svg:x="0.32cm" svg:y="0.18cm" svg:width="12.905cm" svg:height="8.64cm">
          <chartooo:coordinate-region svg:x="1.047cm" svg:y="0.379cm" svg:width="11.9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4:Sheet1.M9" chart:label-cell-address="Sheet1.M3:Sheet1.M3" chart:class="chart:scatter">
            <chart:domain table:cell-range-address="Sheet1.L4:Sheet1.L9"/>
            <chart:data-point chart:repeated="6"/>
          </chart:series>
          <chart:series chart:style-name="ch7" chart:values-cell-range-address="Sheet1.N4:Sheet1.N9" chart:label-cell-address="Sheet1.N3:Sheet1.N3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g711</text:p>
                <draw:g>
                  <svg:desc>Sheet1.M3:Sheet1.M3</svg:desc>
                </draw:g>
              </table:table-cell>
              <table:table-cell office:value-type="string">
                <text:p>G723.1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L4:Sheet1.L9</svg:desc>
                </draw:g>
              </table:table-cell>
              <table:table-cell office:value-type="float" office:value="3.92671280130823">
                <text:p>3.92671280130823</text:p>
                <draw:g>
                  <svg:desc>Sheet1.M4:Sheet1.M9</svg:desc>
                </draw:g>
              </table:table-cell>
              <table:table-cell office:value-type="float" office:value="3.82000108388894">
                <text:p>3.82000108388894</text:p>
                <draw:g>
                  <svg:desc>Sheet1.N4:Sheet1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4.09405818896571">
                <text:p>4.09405818896571</text:p>
              </table:table-cell>
              <table:table-cell office:value-type="float" office:value="3.79124110058517">
                <text:p>3.79124110058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.05358214659755">
                <text:p>4.05358214659755</text:p>
              </table:table-cell>
              <table:table-cell office:value-type="float" office:value="3.99375800868737">
                <text:p>3.99375800868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0935294586921">
                <text:p>4.0935294586921</text:p>
              </table:table-cell>
              <table:table-cell office:value-type="float" office:value="4.09973743992744">
                <text:p>4.09973743992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30119492387053">
                <text:p>4.30119492387053</text:p>
              </table:table-cell>
              <table:table-cell office:value-type="float" office:value="4.25739628078289">
                <text:p>4.25739628078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42779434517617">
                <text:p>4.42779434517617</text:p>
              </table:table-cell>
              <table:table-cell office:value-type="float" office:value="4.42779519294094">
                <text:p>4.427795192940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